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6.4mm" svg:height="194.96mm" svg:x="0mm" svg:y="0mm">
            <loext:p draw:notify-on-update-of-ranges="Sheet1.A3:Sheet1.A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kbs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</table:table-row>
        <table:table-row table:style-name="ro1">
          <table:table-cell table:style-name="Default" table:formula="of:=([.B2]+[.C2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3]+[.C3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4]+[.C4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5]+[.C5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6]+[.C6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7]+[.C7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8]+[.C8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9]+[.C9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10]+[.C10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11]+[.C11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12]+[.C12])/2" office:value-type="float" office:value="534" calcext:value-type="float">
            <text:p>534</text:p>
          </table:table-cell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formula="of:=([.B13]+[.C13])/2" office:value-type="float" office:value="534" calcext:value-type="float">
            <text:p>534</text:p>
          </table:table-cell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formula="of:=([.B14]+[.C14])/2" office:value-type="float" office:value="534" calcext:value-type="float">
            <text:p>534</text:p>
          </table:table-cell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formula="of:=([.B15]+[.C15])/2"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formula="of:=([.B16]+[.C16])/2"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formula="of:=([.B17]+[.C17])/2"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formula="of:=([.B18]+[.C18])/2" office:value-type="float" office:value="8097.5" calcext:value-type="float">
            <text:p>8097,5</text:p>
          </table:table-cell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</table:table-row>
        <table:table-row table:style-name="ro1">
          <table:table-cell table:formula="of:=([.B19]+[.C19])/2" office:value-type="float" office:value="8097.5" calcext:value-type="float">
            <text:p>8097,5</text:p>
          </table:table-cell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</table:table-row>
        <table:table-row table:style-name="ro1">
          <table:table-cell table:formula="of:=([.B20]+[.C20])/2" office:value-type="float" office:value="8097.5" calcext:value-type="float">
            <text:p>8097,5</text:p>
          </table:table-cell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</table:table-row>
        <table:table-row table:style-name="ro1">
          <table:table-cell table:formula="of:=([.B21]+[.C21])/2" office:value-type="float" office:value="6486.5" calcext:value-type="float">
            <text:p>6486,5</text:p>
          </table:table-cell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table:formula="of:=([.B22]+[.C22])/2" office:value-type="float" office:value="6486.5" calcext:value-type="float">
            <text:p>6486,5</text:p>
          </table:table-cell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table:formula="of:=([.B23]+[.C23])/2" office:value-type="float" office:value="6486.5" calcext:value-type="float">
            <text:p>6486,5</text:p>
          </table:table-cell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table:formula="of:=([.B24]+[.C24])/2" office:value-type="float" office:value="5034" calcext:value-type="float">
            <text:p>5034</text:p>
          </table:table-cell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table:formula="of:=([.B25]+[.C25])/2" office:value-type="float" office:value="5034" calcext:value-type="float">
            <text:p>5034</text:p>
          </table:table-cell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table:formula="of:=([.B26]+[.C26])/2" office:value-type="float" office:value="5034" calcext:value-type="float">
            <text:p>5034</text:p>
          </table:table-cell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table:formula="of:=([.B27]+[.C27])/2" office:value-type="float" office:value="4261.5" calcext:value-type="float">
            <text:p>4261,5</text:p>
          </table:table-cell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table:formula="of:=([.B28]+[.C28])/2" office:value-type="float" office:value="4261.5" calcext:value-type="float">
            <text:p>4261,5</text:p>
          </table:table-cell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table:formula="of:=([.B29]+[.C29])/2" office:value-type="float" office:value="4261.5" calcext:value-type="float">
            <text:p>4261,5</text:p>
          </table:table-cell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table:formula="of:=([.B30]+[.C30])/2" office:value-type="float" office:value="3919.5" calcext:value-type="float">
            <text:p>3919,5</text:p>
          </table:table-cell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table:formula="of:=([.B31]+[.C31])/2" office:value-type="float" office:value="3919.5" calcext:value-type="float">
            <text:p>3919,5</text:p>
          </table:table-cell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table:formula="of:=([.B32]+[.C32])/2" office:value-type="float" office:value="3919.5" calcext:value-type="float">
            <text:p>3919,5</text:p>
          </table:table-cell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table:formula="of:=([.B33]+[.C33])/2" office:value-type="float" office:value="4928" calcext:value-type="float">
            <text:p>4928</text:p>
          </table:table-cell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table:formula="of:=([.B34]+[.C34])/2" office:value-type="float" office:value="4928" calcext:value-type="float">
            <text:p>4928</text:p>
          </table:table-cell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table:formula="of:=([.B35]+[.C35])/2" office:value-type="float" office:value="4928" calcext:value-type="float">
            <text:p>4928</text:p>
          </table:table-cell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table:formula="of:=([.B36]+[.C36])/2" office:value-type="float" office:value="4245" calcext:value-type="float">
            <text:p>4245</text:p>
          </table:table-cell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table:formula="of:=([.B37]+[.C37])/2" office:value-type="float" office:value="4245" calcext:value-type="float">
            <text:p>4245</text:p>
          </table:table-cell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table:formula="of:=([.B38]+[.C38])/2" office:value-type="float" office:value="4245" calcext:value-type="float">
            <text:p>4245</text:p>
          </table:table-cell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table:formula="of:=([.B39]+[.C39])/2" office:value-type="float" office:value="6572" calcext:value-type="float">
            <text:p>6572</text:p>
          </table:table-cell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table:formula="of:=([.B40]+[.C40])/2" office:value-type="float" office:value="6572" calcext:value-type="float">
            <text:p>6572</text:p>
          </table:table-cell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table:formula="of:=([.B41]+[.C41])/2" office:value-type="float" office:value="6572" calcext:value-type="float">
            <text:p>6572</text:p>
          </table:table-cell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table:formula="of:=([.B42]+[.C42])/2" office:value-type="float" office:value="4272.5" calcext:value-type="float">
            <text:p>4272,5</text:p>
          </table:table-cell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formula="of:=([.B43]+[.C43])/2" office:value-type="float" office:value="4272.5" calcext:value-type="float">
            <text:p>4272,5</text:p>
          </table:table-cell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formula="of:=([.B44]+[.C44])/2" office:value-type="float" office:value="4272.5" calcext:value-type="float">
            <text:p>4272,5</text:p>
          </table:table-cell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formula="of:=([.B45]+[.C45])/2" office:value-type="float" office:value="6051.5" calcext:value-type="float">
            <text:p>6051,5</text:p>
          </table:table-cell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table:formula="of:=([.B46]+[.C46])/2" office:value-type="float" office:value="6051.5" calcext:value-type="float">
            <text:p>6051,5</text:p>
          </table:table-cell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table:formula="of:=([.B47]+[.C47])/2" office:value-type="float" office:value="6051.5" calcext:value-type="float">
            <text:p>6051,5</text:p>
          </table:table-cell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table:formula="of:=([.B48]+[.C48])/2" office:value-type="float" office:value="4016.5" calcext:value-type="float">
            <text:p>4016,5</text:p>
          </table:table-cell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table:formula="of:=([.B49]+[.C49])/2" office:value-type="float" office:value="4016.5" calcext:value-type="float">
            <text:p>4016,5</text:p>
          </table:table-cell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table:formula="of:=([.B50]+[.C50])/2" office:value-type="float" office:value="4016.5" calcext:value-type="float">
            <text:p>4016,5</text:p>
          </table:table-cell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table:formula="of:=([.B51]+[.C51])/2" office:value-type="float" office:value="7879.5" calcext:value-type="float">
            <text:p>7879,5</text:p>
          </table:table-cell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table:formula="of:=([.B52]+[.C52])/2" office:value-type="float" office:value="7879.5" calcext:value-type="float">
            <text:p>7879,5</text:p>
          </table:table-cell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table:formula="of:=([.B53]+[.C53])/2" office:value-type="float" office:value="7879.5" calcext:value-type="float">
            <text:p>7879,5</text:p>
          </table:table-cell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table:formula="of:=([.B54]+[.C54])/2" office:value-type="float" office:value="5465" calcext:value-type="float">
            <text:p>5465</text:p>
          </table:table-cell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table:formula="of:=([.B55]+[.C55])/2" office:value-type="float" office:value="5465" calcext:value-type="float">
            <text:p>5465</text:p>
          </table:table-cell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table:formula="of:=([.B56]+[.C56])/2" office:value-type="float" office:value="5465" calcext:value-type="float">
            <text:p>5465</text:p>
          </table:table-cell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table:formula="of:=([.B57]+[.C57])/2" office:value-type="float" office:value="6000.5" calcext:value-type="float">
            <text:p>6000,5</text:p>
          </table:table-cell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table:formula="of:=([.B58]+[.C58])/2" office:value-type="float" office:value="6000.5" calcext:value-type="float">
            <text:p>6000,5</text:p>
          </table:table-cell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table:formula="of:=([.B59]+[.C59])/2" office:value-type="float" office:value="6000.5" calcext:value-type="float">
            <text:p>6000,5</text:p>
          </table:table-cell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table:formula="of:=([.B60]+[.C60])/2" office:value-type="float" office:value="5872.5" calcext:value-type="float">
            <text:p>5872,5</text:p>
          </table:table-cell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table:formula="of:=([.B61]+[.C61])/2" office:value-type="float" office:value="5872.5" calcext:value-type="float">
            <text:p>5872,5</text:p>
          </table:table-cell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table:formula="of:=([.B62]+[.C62])/2" office:value-type="float" office:value="5872.5" calcext:value-type="float">
            <text:p>5872,5</text:p>
          </table:table-cell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table:formula="of:=([.B63]+[.C63])/2" office:value-type="float" office:value="5751" calcext:value-type="float">
            <text:p>5751</text:p>
          </table:table-cell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table:formula="of:=([.B64]+[.C64])/2" office:value-type="float" office:value="5751" calcext:value-type="float">
            <text:p>5751</text:p>
          </table:table-cell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table:formula="of:=([.B65]+[.C65])/2" office:value-type="float" office:value="5751" calcext:value-type="float">
            <text:p>5751</text:p>
          </table:table-cell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table:formula="of:=([.B66]+[.C66])/2" office:value-type="float" office:value="5622.5" calcext:value-type="float">
            <text:p>5622,5</text:p>
          </table:table-cell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table:formula="of:=([.B67]+[.C67])/2" office:value-type="float" office:value="5622.5" calcext:value-type="float">
            <text:p>5622,5</text:p>
          </table:table-cell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table:formula="of:=([.B68]+[.C68])/2" office:value-type="float" office:value="5622.5" calcext:value-type="float">
            <text:p>5622,5</text:p>
          </table:table-cell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table:formula="of:=([.B69]+[.C69])/2" office:value-type="float" office:value="7154.5" calcext:value-type="float">
            <text:p>7154,5</text:p>
          </table:table-cell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table:formula="of:=([.B70]+[.C70])/2" office:value-type="float" office:value="7154.5" calcext:value-type="float">
            <text:p>7154,5</text:p>
          </table:table-cell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table:formula="of:=([.B71]+[.C71])/2" office:value-type="float" office:value="7154.5" calcext:value-type="float">
            <text:p>7154,5</text:p>
          </table:table-cell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table:formula="of:=([.B72]+[.C72])/2" office:value-type="float" office:value="6717" calcext:value-type="float">
            <text:p>6717</text:p>
          </table:table-cell>
          <table:table-cell office:value-type="float" office:value="5995" calcext:value-type="float">
            <text:p>5995</text:p>
          </table:table-cell>
          <table:table-cell office:value-type="float" office:value="7439" calcext:value-type="float">
            <text:p>7439</text:p>
          </table:table-cell>
        </table:table-row>
        <table:table-row table:style-name="ro1">
          <table:table-cell table:formula="of:=([.B73]+[.C73])/2" office:value-type="float" office:value="6716.5" calcext:value-type="float">
            <text:p>6716,5</text:p>
          </table:table-cell>
          <table:table-cell office:value-type="float" office:value="5995" calcext:value-type="float">
            <text:p>5995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table:formula="of:=([.B74]+[.C74])/2" office:value-type="float" office:value="6716.5" calcext:value-type="float">
            <text:p>6716,5</text:p>
          </table:table-cell>
          <table:table-cell office:value-type="float" office:value="5995" calcext:value-type="float">
            <text:p>5995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table:formula="of:=([.B75]+[.C75])/2" office:value-type="float" office:value="7039.5" calcext:value-type="float">
            <text:p>7039,5</text:p>
          </table:table-cell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table:formula="of:=([.B76]+[.C76])/2" office:value-type="float" office:value="7039.5" calcext:value-type="float">
            <text:p>7039,5</text:p>
          </table:table-cell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table:formula="of:=([.B77]+[.C77])/2" office:value-type="float" office:value="7039.5" calcext:value-type="float">
            <text:p>7039,5</text:p>
          </table:table-cell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table:formula="of:=([.B78]+[.C78])/2" office:value-type="float" office:value="5359.5" calcext:value-type="float">
            <text:p>5359,5</text:p>
          </table:table-cell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table:formula="of:=([.B79]+[.C79])/2" office:value-type="float" office:value="5359.5" calcext:value-type="float">
            <text:p>5359,5</text:p>
          </table:table-cell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table:formula="of:=([.B80]+[.C80])/2" office:value-type="float" office:value="5359.5" calcext:value-type="float">
            <text:p>5359,5</text:p>
          </table:table-cell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table:formula="of:=([.B81]+[.C81])/2" office:value-type="float" office:value="7171.5" calcext:value-type="float">
            <text:p>7171,5</text:p>
          </table:table-cell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([.B82]+[.C82])/2" office:value-type="float" office:value="7171.5" calcext:value-type="float">
            <text:p>7171,5</text:p>
          </table:table-cell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([.B83]+[.C83])/2" office:value-type="float" office:value="7171.5" calcext:value-type="float">
            <text:p>7171,5</text:p>
          </table:table-cell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([.B84]+[.C84])/2" office:value-type="float" office:value="2995.5" calcext:value-type="float">
            <text:p>2995,5</text:p>
          </table:table-cell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table:formula="of:=([.B85]+[.C85])/2" office:value-type="float" office:value="2995.5" calcext:value-type="float">
            <text:p>2995,5</text:p>
          </table:table-cell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table:formula="of:=([.B86]+[.C86])/2" office:value-type="float" office:value="2995.5" calcext:value-type="float">
            <text:p>2995,5</text:p>
          </table:table-cell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table:formula="of:=([.B87]+[.C87])/2" office:value-type="float" office:value="4195.5" calcext:value-type="float">
            <text:p>4195,5</text:p>
          </table:table-cell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table:formula="of:=([.B88]+[.C88])/2" office:value-type="float" office:value="4195.5" calcext:value-type="float">
            <text:p>4195,5</text:p>
          </table:table-cell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table:formula="of:=([.B89]+[.C89])/2" office:value-type="float" office:value="4195.5" calcext:value-type="float">
            <text:p>4195,5</text:p>
          </table:table-cell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table:formula="of:=([.B90]+[.C90])/2" office:value-type="float" office:value="5229.5" calcext:value-type="float">
            <text:p>5229,5</text:p>
          </table:table-cell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table:formula="of:=([.B91]+[.C91])/2" office:value-type="float" office:value="5229.5" calcext:value-type="float">
            <text:p>5229,5</text:p>
          </table:table-cell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table:formula="of:=([.B92]+[.C92])/2" office:value-type="float" office:value="5229.5" calcext:value-type="float">
            <text:p>5229,5</text:p>
          </table:table-cell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table:formula="of:=([.B93]+[.C93])/2" office:value-type="float" office:value="6622" calcext:value-type="float">
            <text:p>6622</text:p>
          </table:table-cell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table:formula="of:=([.B94]+[.C94])/2" office:value-type="float" office:value="6622" calcext:value-type="float">
            <text:p>6622</text:p>
          </table:table-cell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table:formula="of:=([.B95]+[.C95])/2" office:value-type="float" office:value="6622" calcext:value-type="float">
            <text:p>6622</text:p>
          </table:table-cell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table:formula="of:=([.B96]+[.C96])/2" office:value-type="float" office:value="5339.5" calcext:value-type="float">
            <text:p>5339,5</text:p>
          </table:table-cell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table:formula="of:=([.B97]+[.C97])/2" office:value-type="float" office:value="5339.5" calcext:value-type="float">
            <text:p>5339,5</text:p>
          </table:table-cell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table:formula="of:=([.B98]+[.C98])/2" office:value-type="float" office:value="5339.5" calcext:value-type="float">
            <text:p>5339,5</text:p>
          </table:table-cell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table:formula="of:=([.B99]+[.C99])/2" office:value-type="float" office:value="4740" calcext:value-type="float">
            <text:p>4740</text:p>
          </table:table-cell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table:formula="of:=([.B100]+[.C100])/2" office:value-type="float" office:value="4740" calcext:value-type="float">
            <text:p>4740</text:p>
          </table:table-cell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table:formula="of:=([.B101]+[.C101])/2" office:value-type="float" office:value="4740" calcext:value-type="float">
            <text:p>4740</text:p>
          </table:table-cell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table:formula="of:=([.B102]+[.C102])/2" office:value-type="float" office:value="4585" calcext:value-type="float">
            <text:p>4585</text:p>
          </table:table-cell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table:formula="of:=([.B103]+[.C103])/2" office:value-type="float" office:value="4585" calcext:value-type="float">
            <text:p>4585</text:p>
          </table:table-cell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table:formula="of:=([.B104]+[.C104])/2" office:value-type="float" office:value="4585" calcext:value-type="float">
            <text:p>4585</text:p>
          </table:table-cell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table:formula="of:=([.B105]+[.C105])/2" office:value-type="float" office:value="4016.5" calcext:value-type="float">
            <text:p>4016,5</text:p>
          </table:table-cell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table:formula="of:=([.B106]+[.C106])/2" office:value-type="float" office:value="4016.5" calcext:value-type="float">
            <text:p>4016,5</text:p>
          </table:table-cell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table:formula="of:=([.B107]+[.C107])/2" office:value-type="float" office:value="4016.5" calcext:value-type="float">
            <text:p>4016,5</text:p>
          </table:table-cell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table:formula="of:=([.B108]+[.C108])/2" office:value-type="float" office:value="2767" calcext:value-type="float">
            <text:p>2767</text:p>
          </table:table-cell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table:formula="of:=([.B109]+[.C109])/2" office:value-type="float" office:value="2767" calcext:value-type="float">
            <text:p>2767</text:p>
          </table:table-cell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table:formula="of:=([.B110]+[.C110])/2" office:value-type="float" office:value="2767" calcext:value-type="float">
            <text:p>2767</text:p>
          </table:table-cell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table:formula="of:=([.B111]+[.C111])/2" office:value-type="float" office:value="7314" calcext:value-type="float">
            <text:p>7314</text:p>
          </table:table-cell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table:formula="of:=([.B112]+[.C112])/2" office:value-type="float" office:value="7314" calcext:value-type="float">
            <text:p>7314</text:p>
          </table:table-cell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table:formula="of:=([.B113]+[.C113])/2" office:value-type="float" office:value="7314" calcext:value-type="float">
            <text:p>7314</text:p>
          </table:table-cell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table:formula="of:=([.B114]+[.C114])/2" office:value-type="float" office:value="6235.5" calcext:value-type="float">
            <text:p>6235,5</text:p>
          </table:table-cell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table:formula="of:=([.B115]+[.C115])/2" office:value-type="float" office:value="6235.5" calcext:value-type="float">
            <text:p>6235,5</text:p>
          </table:table-cell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table:formula="of:=([.B116]+[.C116])/2" office:value-type="float" office:value="6235.5" calcext:value-type="float">
            <text:p>6235,5</text:p>
          </table:table-cell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table:formula="of:=([.B117]+[.C117])/2" office:value-type="float" office:value="7301" calcext:value-type="float">
            <text:p>7301</text:p>
          </table:table-cell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table:formula="of:=([.B118]+[.C118])/2" office:value-type="float" office:value="7301" calcext:value-type="float">
            <text:p>7301</text:p>
          </table:table-cell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table:formula="of:=([.B119]+[.C119])/2" office:value-type="float" office:value="7301" calcext:value-type="float">
            <text:p>7301</text:p>
          </table:table-cell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table:formula="of:=([.B120]+[.C120])/2" office:value-type="float" office:value="4756.5" calcext:value-type="float">
            <text:p>4756,5</text:p>
          </table:table-cell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table:formula="of:=([.B121]+[.C121])/2" office:value-type="float" office:value="4756.5" calcext:value-type="float">
            <text:p>4756,5</text:p>
          </table:table-cell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table:formula="of:=([.B122]+[.C122])/2" office:value-type="float" office:value="4756.5" calcext:value-type="float">
            <text:p>4756,5</text:p>
          </table:table-cell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5:41:39.115134253</meta:creation-date>
    <meta:generator>LibreOffice/5.1.6.2$Linux_X86_64 LibreOffice_project/10m0$Build-2</meta:generator>
    <dc:date>2017-10-20T15:59:59.907228779</dc:date>
    <meta:editing-duration>PT18M15S</meta:editing-duration>
    <meta:editing-cycles>13</meta:editing-cycles>
    <meta:document-statistic meta:table-count="1" meta:cell-count="3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41cm" svg:height="19.497cm" xlink:href=".." xlink:type="simple" chart:class="chart:line" chart:style-name="ch1">
        <chart:title svg:x="17.617cm" svg:y="0.525cm" chart:style-name="ch2">
          <text:p>Experimento 1 - Sem SDN</text:p>
        </chart:title>
        <chart:legend chart:legend-position="end" svg:x="37.815cm" svg:y="9.449cm" style:legend-expansion="high" chart:style-name="ch3"/>
        <chart:plot-area chart:style-name="ch4" table:cell-range-address="Sheet1.A3:Sheet1.A122" svg:x="1.823cm" svg:y="1.693cm" svg:width="35.18cm" svg:height="16.434cm">
          <chartooo:coordinate-region svg:x="2.815cm" svg:y="1.814cm" svg:width="34.188cm" svg:height="15.311cm"/>
          <chart:axis chart:dimension="x" chart:name="primary-x" chart:style-name="ch5">
            <chart:title svg:x="18.655cm" svg:y="18.516cm" chart:style-name="ch6">
              <text:p>Tempo (s)</text:p>
            </chart:title>
          </chart:axis>
          <chart:axis chart:dimension="y" chart:name="primary-y" chart:style-name="ch5">
            <chart:title svg:x="0.451cm" svg:y="10.854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A3:Sheet1.A122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97.5">
                <text:p>809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97.5">
                <text:p>809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97.5">
                <text:p>809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86.5">
                <text:p>648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86.5">
                <text:p>648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86.5">
                <text:p>648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61.5">
                <text:p>426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61.5">
                <text:p>426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1.5">
                <text:p>426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19.5">
                <text:p>391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9.5">
                <text:p>391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9.5">
                <text:p>391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72.5">
                <text:p>427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2.5">
                <text:p>427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2.5">
                <text:p>427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51.5">
                <text:p>605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1.5">
                <text:p>60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51.5">
                <text:p>605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16.5">
                <text:p>401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6.5">
                <text:p>401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16.5">
                <text:p>401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79.5">
                <text:p>787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79.5">
                <text:p>787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79.5">
                <text:p>787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0.5">
                <text:p>600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0.5">
                <text:p>600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0.5">
                <text:p>600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72.5">
                <text:p>5872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72.5">
                <text:p>587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2.5">
                <text:p>5872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22.5">
                <text:p>562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22.5">
                <text:p>562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2.5">
                <text:p>562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54.5">
                <text:p>715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4.5">
                <text:p>7154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54.5">
                <text:p>715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16.5">
                <text:p>6716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16.5">
                <text:p>6716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39.5">
                <text:p>7039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39.5">
                <text:p>7039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39.5">
                <text:p>7039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59.5">
                <text:p>5359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59.5">
                <text:p>5359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59.5">
                <text:p>535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71.5">
                <text:p>717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71.5">
                <text:p>717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71.5">
                <text:p>717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95.5">
                <text:p>2995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5.5">
                <text:p>2995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5.5">
                <text:p>299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95.5">
                <text:p>4195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95.5">
                <text:p>419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95.5">
                <text:p>4195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29.5">
                <text:p>522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29.5">
                <text:p>5229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29.5">
                <text:p>522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39.5">
                <text:p>533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39.5">
                <text:p>5339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39.5">
                <text:p>5339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16.5">
                <text:p>4016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16.5">
                <text:p>4016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6.5">
                <text:p>4016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35.5">
                <text:p>6235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35.5">
                <text:p>6235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35.5">
                <text:p>623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56.5">
                <text:p>4756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56.5">
                <text:p>4756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56.5">
                <text:p>475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